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13.57cm" svg:y="1.003cm">
            <draw:object draw:notify-on-update-of-ranges="Arkusz1.A1:Arkusz1.A1 Arkusz1.A2:Arkusz1.A3 Arkusz1.B1:Arkusz1.B1 Arkusz1.B2:Arkusz1.B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posób</text:p>
          </table:table-cell>
          <table:table-cell office:value-type="string" calcext:value-type="string">
            <text:p>Czas [min.]</text:p>
          </table:table-cell>
        </table:table-row>
        <table:table-row table:style-name="ro1">
          <table:table-cell office:value-type="string" calcext:value-type="string">
            <text:p>Myszka i Musescor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ablet, Musescore i Edytor</text:p>
          </table:table-cell>
          <table:table-cell office:value-type="float" office:value="126" calcext:value-type="float">
            <text:p>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4-05-04T20:07:58.591240496</meta:creation-date>
    <dc:date>2014-05-04T20:13:12.444489579</dc:date>
    <dc:creator>luke </dc:creator>
    <meta:editing-duration>P0D</meta:editing-duration>
    <meta:editing-cycles>1</meta:editing-cycles>
    <meta:document-statistic meta:table-count="1" meta:cell-count="6" meta:object-count="1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04cm" svg:y="0.316cm" chart:style-name="ch2">
          <text:p>Pomiar czasu przepisywania "Ave Maria" J.S. Bacha</text:p>
        </chart:title>
        <chart:legend chart:legend-position="end" svg:x="13.472cm" svg:y="4.201cm" style:legend-expansion="high" chart:style-name="ch3"/>
        <chart:plot-area chart:style-name="ch4" table:cell-range-address="Arkusz1.A1:Arkusz1.B3" chart:data-source-has-labels="both" svg:x="1.331cm" svg:y="1.661cm" svg:width="11.501cm" svg:height="6.178cm">
          <chartooo:coordinate-region svg:x="2.138cm" svg:y="1.861cm" svg:width="10.694cm" svg:height="5.331cm"/>
          <chart:axis chart:dimension="x" chart:name="primary-x" chart:style-name="ch5" chartooo:axis-type="auto">
            <chartooo:date-scale/>
            <chart:title svg:x="6.468cm" svg:y="8.019cm" chart:style-name="ch6">
              <text:p>Sposób</text:p>
            </chart:title>
            <chart:categories table:cell-range-address="Arkusz1.A2:Arkusz1.A3"/>
          </chart:axis>
          <chart:axis chart:dimension="y" chart:name="primary-y" chart:style-name="ch7">
            <chart:title svg:x="0.451cm" svg:y="5.178cm" chart:style-name="ch8">
              <text:p>Czas</text:p>
            </chart:title>
            <chart:grid chart:style-name="ch9" chart:class="major"/>
          </chart:axis>
          <chart:series chart:style-name="ch10" chart:values-cell-range-address="Arkusz1.B2:Arkusz1.B3" chart:label-cell-address="Arkusz1.B1:Arkusz1.B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 [min.]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yszka i Musescore</text:p>
                <draw:g>
                  <svg:desc>Arkusz1.A2:Arkusz1.A3</svg:desc>
                </draw:g>
              </table:table-cell>
              <table:table-cell office:value-type="float" office:value="49">
                <text:p>49</text:p>
                <draw:g>
                  <svg:desc>Arkusz1.B2:Arkusz1.B3</svg:desc>
                </draw:g>
              </table:table-cell>
            </table:table-row>
            <table:table-row>
              <table:table-cell office:value-type="string">
                <text:p>Tablet, Musescore i Edytor</text:p>
              </table:table-cell>
              <table:table-cell office:value-type="float" office:value="126">
                <text:p>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